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784000034EE00001EB86EBDD87C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4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tockchart Type 4 wird aus allen Werten Volume,Open,High,Low und close gebildet (Volume+Typ2)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lose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7">
            <text:p>07.04.05</text:p>
          </table:table-cell>
          <table:table-cell office:value-type="float" office:value="15000000">
            <text:p>15.000.000</text:p>
          </table:table-cell>
          <table:table-cell office:value-type="currency" office:currency="USD" office:value="88.75">
            <text:p>$88,75</text:p>
          </table:table-cell>
          <table:table-cell office:value-type="currency" office:currency="USD" office:value="94.5">
            <text:p>$94,50</text:p>
          </table:table-cell>
          <table:table-cell office:value-type="currency" office:currency="USD" office:value="88.875">
            <text:p>$88,88</text:p>
          </table:table-cell>
          <table:table-cell office:value-type="currency" office:currency="USD" office:value="92.6875">
            <text:p>$92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8">
            <text:p>08.04.05</text:p>
          </table:table-cell>
          <table:table-cell office:value-type="float" office:value="14652562">
            <text:p>14.652.562</text:p>
          </table:table-cell>
          <table:table-cell table:formula="oooc:=[.G5]" office:value-type="currency" office:currency="USD" office:value="92.6875">
            <text:p>$92,69</text:p>
          </table:table-cell>
          <table:table-cell office:value-type="currency" office:currency="USD" office:value="95.5">
            <text:p>$95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6875">
            <text:p>$93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9">
            <text:p>09.04.05</text:p>
          </table:table-cell>
          <table:table-cell office:value-type="float" office:value="15070589">
            <text:p>15.070.589</text:p>
          </table:table-cell>
          <table:table-cell table:formula="oooc:=[.G6]" office:value-type="currency" office:currency="USD" office:value="93.6875">
            <text:p>$93,69</text:p>
          </table:table-cell>
          <table:table-cell office:value-type="currency" office:currency="USD" office:value="96.5">
            <text:p>$96,50</text:p>
          </table:table-cell>
          <table:table-cell office:value-type="currency" office:currency="USD" office:value="91">
            <text:p>$91,00</text:p>
          </table:table-cell>
          <table:table-cell office:value-type="currency" office:currency="USD" office:value="92">
            <text:p>$92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0">
            <text:p>10.04.05</text:p>
          </table:table-cell>
          <table:table-cell office:value-type="float" office:value="15207571">
            <text:p>15.207.571</text:p>
          </table:table-cell>
          <table:table-cell table:formula="oooc:=[.G7]" office:value-type="currency" office:currency="USD" office:value="92">
            <text:p>$92,00</text:p>
          </table:table-cell>
          <table:table-cell office:value-type="currency" office:currency="USD" office:value="97.5">
            <text:p>$97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1">
            <text:p>11.04.05</text:p>
          </table:table-cell>
          <table:table-cell office:value-type="float" office:value="14869716">
            <text:p>14.869.716</text:p>
          </table:table-cell>
          <table:table-cell table:formula="oooc:=[.G8]" office:value-type="currency" office:currency="USD" office:value="93">
            <text:p>$93,00</text:p>
          </table:table-cell>
          <table:table-cell office:value-type="currency" office:currency="USD" office:value="98.5">
            <text:p>$98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.6">
            <text:p>$93,6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2">
            <text:p>12.04.05</text:p>
          </table:table-cell>
          <table:table-cell office:value-type="float" office:value="15225943">
            <text:p>15.225.943</text:p>
          </table:table-cell>
          <table:table-cell table:formula="oooc:=[.G9]" office:value-type="currency" office:currency="USD" office:value="93.6">
            <text:p>$93,60</text:p>
          </table:table-cell>
          <table:table-cell office:value-type="currency" office:currency="USD" office:value="99.5">
            <text:p>$99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8">
            <text:p>$93,8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3">
            <text:p>13.04.05</text:p>
          </table:table-cell>
          <table:table-cell office:value-type="float" office:value="15243446">
            <text:p>15.243.446</text:p>
          </table:table-cell>
          <table:table-cell table:formula="oooc:=[.G10]" office:value-type="currency" office:currency="USD" office:value="93.8">
            <text:p>$93,80</text:p>
          </table:table-cell>
          <table:table-cell office:value-type="currency" office:currency="USD" office:value="100.5">
            <text:p>$100,50</text:p>
          </table:table-cell>
          <table:table-cell office:value-type="currency" office:currency="USD" office:value="88">
            <text:p>$88,00</text:p>
          </table:table-cell>
          <table:table-cell office:value-type="currency" office:currency="USD" office:value="94">
            <text:p>$94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4">
            <text:p>14.04.05</text:p>
          </table:table-cell>
          <table:table-cell office:value-type="float" office:value="14889873">
            <text:p>14.889.873</text:p>
          </table:table-cell>
          <table:table-cell table:formula="oooc:=[.G11]" office:value-type="currency" office:currency="USD" office:value="94">
            <text:p>$94,00</text:p>
          </table:table-cell>
          <table:table-cell office:value-type="currency" office:currency="USD" office:value="101.5">
            <text:p>$101,50</text:p>
          </table:table-cell>
          <table:table-cell office:value-type="currency" office:currency="USD" office:value="89">
            <text:p>$89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Default">
            <draw:frame table:end-cell-address="Tabelle1.G33" table:end-x="2.26cm" table:end-y="0.146cm" draw:z-index="0" svg:width="13.549cm" svg:height="7.863cm" svg:x="0cm" svg:y="0.412cm">
              <draw:object draw:notify-on-update-of-ranges="Tabelle1.B4:Tabelle1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Tabelle1.N32" table:end-x="2.26cm" table:end-y="0.186cm" draw:z-index="1" draw:name="Graphics 1" draw:style-name="gr1" draw:text-style-name="P1" svg:width="13.549cm" svg:height="7.863cm" svg:x="0cm" svg:y="0cm">
              <draw:image xlink:href="Pictures/20000784000034EE00001EB86EBDD87C.svm" xlink:type="simple" xlink:show="embed" xlink:actuate="onLoad">
                <text:p/>
              </draw:image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number:min-integer-digits="1" number:grouping="true"/>
      <number:text> </number:text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0" number:min-integer-digits="1" number:grouping="true"/>
      <number:text> DM</number:text>
    </number:number-style>
    <number:number-style style:name="N126P0" style:volatile="true">
      <number:number number:decimal-places="0" number:min-integer-digits="1" number:grouping="true"/>
      <number:text> DM</number:text>
    </number:number-style>
    <number:number-style style:name="N126">
      <number:text>-</number:text>
      <number:number number:decimal-places="0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7P0"/>
    </number:number-style>
    <number:number-style style:name="N128">
      <number:number number:decimal-places="2" number:min-integer-digits="1" number:grouping="true"/>
      <number:text> DM</number:text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">
      <number:text>-</number:text>
      <number:number number:decimal-places="0" number:min-integer-digits="1" number:grouping="true"/>
      <number:text> DM</number:text>
    </number:number-style>
    <number:number-style style:name="N132P0" style:volatile="true">
      <number:number number:decimal-places="0" number:min-integer-digits="1" number:grouping="true"/>
      <number:text> DM</number:text>
    </number:number-style>
    <number:number-style style:name="N132P1" style:volatile="true">
      <number:text>-</number:text>
      <number:number number:decimal-places="0" number:min-integer-digits="1" number:grouping="true"/>
      <number:text> DM</number:text>
    </number:number-style>
    <number:number-style style:name="N132">
      <number:text>- DM</number:text>
      <style:map style:condition="value()&gt;0" style:apply-style-name="N132P0"/>
      <style:map style:condition="value()&lt;0" style:apply-style-name="N132P1"/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2" number:min-integer-digits="1" number:grouping="true"/>
      <number:text> DM</number:text>
    </number:number-style>
    <number:number-style style:name="N136P0" style:volatile="true">
      <number:number number:decimal-places="2" number:min-integer-digits="1" number:grouping="true"/>
      <number:text> DM</number:text>
    </number:number-style>
    <number:number-style style:name="N136P1" style:volatile="true">
      <number:text>-</number:text>
      <number:number number:decimal-places="2" number:min-integer-digits="1" number:grouping="true"/>
      <number:text> DM</number:text>
    </number:number-style>
    <number:number-style style:name="N136">
      <number:text>-</number:text>
      <number:number number:decimal-places="0" number:min-integer-digits="0"/>
      <number:text> DM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number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1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7-11T10:37:19</meta:creation-date>
    <dc:date>2005-09-28T10:41:48</dc:date>
    <dc:language>de-DE</dc:language>
    <meta:editing-cycles>4</meta:editing-cycles>
    <meta:editing-duration>PT8M4S</meta:editing-duration>
    <meta:user-defined meta:name="Info 1"/>
    <meta:user-defined meta:name="Info 2"/>
    <meta:user-defined meta:name="Info 3"/>
    <meta:user-defined meta:name="Info 4"/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true" chart:stock-with-volume="tru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6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minimum="0" chart:maximum="16000000" chart:origin="0" chart:interval-major="10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7" style:family="chart" style:data-style-name="N140">
      <style:chart-properties chart:display-label="true" chart:tick-marks-major-inner="false" chart:tick-marks-major-outer="true" chart:tick-marks-minor-inner="false" chart:tick-marks-minor-outer="false" chart:logarithmic="false" chart:minimum="87" chart:maximum="102" chart:origin="87" chart:interval-major="1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9999ff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993366" draw:fill-color="#993366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ffffcc" draw:fill-color="#ffffcc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ccffff" draw:fill-color="#ccffff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2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660066" draw:fill-color="#660066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3" style:family="chart">
      <style:graphic-properties draw:fill-color="#ffffff"/>
    </style:style>
    <style:style style:name="ch14" style:family="chart">
      <style:graphic-properties draw:fill-color="#000000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13.55cm" svg:height="7.864cm" chart:class="chart:stock" chart:style-name="ch1">
        <chart:title svg:x="4.701cm" svg:y="0.156cm" chart:style-name="ch2">
          <text:p>Stockchart_Type4</text:p>
        </chart:title>
        <chart:legend chart:legend-position="end" svg:x="12.012cm" svg:y="3.011cm" chart:style-name="ch3"/>
        <chart:plot-area chart:style-name="ch4" table:cell-range-address="Tabelle1.$B$4:.$G$12" chart:data-source-has-labels="both" chart:table-number-list="0" svg:x="0.27cm" svg:y="1.044cm" svg:width="11.203cm" svg:height="6.664cm">
          <chart:axis chart:dimension="x" chart:name="primary-x" chart:style-name="ch5">
            <chart:categories table:cell-range-address="local-table.A2:.A9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class="chart:bar">
            <chart:data-point chart:repeated="8"/>
          </chart:series>
          <chart:series chart:attached-axis="secondary-y" chart:style-name="ch9">
            <chart:data-point chart:repeated="8"/>
          </chart:series>
          <chart:series chart:attached-axis="secondary-y" chart:style-name="ch10">
            <chart:data-point chart:repeated="8"/>
          </chart:series>
          <chart:series chart:attached-axis="secondary-y" chart:style-name="ch11">
            <chart:data-point chart:repeated="8"/>
          </chart:series>
          <chart:series chart:attached-axis="secondary-y" chart:style-name="ch12">
            <chart:data-point chart:repeated="8"/>
          </chart:series>
          <chart:stock-gain-marker chart:style-name="ch13"/>
          <chart:stock-loss-marker chart:style-name="ch14"/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  <table:table-cell office:value-type="string">
                <text:p>Open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07.04.05</text:p>
              </table:table-cell>
              <table:table-cell office:value-type="float" office:value="15000000">
                <text:p>15000000</text:p>
              </table:table-cell>
              <table:table-cell office:value-type="float" office:value="88.75">
                <text:p>88.75</text:p>
              </table:table-cell>
              <table:table-cell office:value-type="float" office:value="94.5">
                <text:p>94.5</text:p>
              </table:table-cell>
              <table:table-cell office:value-type="float" office:value="88.875">
                <text:p>88.87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08.04.05</text:p>
              </table:table-cell>
              <table:table-cell office:value-type="float" office:value="14652562">
                <text:p>14652562</text:p>
              </table:table-cell>
              <table:table-cell office:value-type="float" office:value="92.6875">
                <text:p>92.6875</text:p>
              </table:table-cell>
              <table:table-cell office:value-type="float" office:value="95.5">
                <text:p>95.5</text:p>
              </table:table-cell>
              <table:table-cell office:value-type="float" office:value="87">
                <text:p>87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09.04.05</text:p>
              </table:table-cell>
              <table:table-cell office:value-type="float" office:value="15070589">
                <text:p>15070589</text:p>
              </table:table-cell>
              <table:table-cell office:value-type="float" office:value="93.6875">
                <text:p>93.6875</text:p>
              </table:table-cell>
              <table:table-cell office:value-type="float" office:value="96.5">
                <text:p>96.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.04.05</text:p>
              </table:table-cell>
              <table:table-cell office:value-type="float" office:value="15207571">
                <text:p>15207571</text:p>
              </table:table-cell>
              <table:table-cell office:value-type="float" office:value="92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.04.05</text:p>
              </table:table-cell>
              <table:table-cell office:value-type="float" office:value="14869716">
                <text:p>14869716</text:p>
              </table:table-cell>
              <table:table-cell office:value-type="float" office:value="93">
                <text:p>93</text:p>
              </table:table-cell>
              <table:table-cell office:value-type="float" office:value="98.5">
                <text:p>98.5</text:p>
              </table:table-cell>
              <table:table-cell office:value-type="float" office:value="90">
                <text:p>9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2.04.05</text:p>
              </table:table-cell>
              <table:table-cell office:value-type="float" office:value="15225943">
                <text:p>15225943</text:p>
              </table:table-cell>
              <table:table-cell office:value-type="float" office:value="93.6">
                <text:p>93.6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.04.05</text:p>
              </table:table-cell>
              <table:table-cell office:value-type="float" office:value="15243446">
                <text:p>15243446</text:p>
              </table:table-cell>
              <table:table-cell office:value-type="float" office:value="93.8">
                <text:p>93.8</text:p>
              </table:table-cell>
              <table:table-cell office:value-type="float" office:value="100.5">
                <text:p>100.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.04.05</text:p>
              </table:table-cell>
              <table:table-cell office:value-type="float" office:value="14889873">
                <text:p>14889873</text:p>
              </table:table-cell>
              <table:table-cell office:value-type="float" office:value="94">
                <text:p>94</text:p>
              </table:table-cell>
              <table:table-cell office:value-type="float" office:value="101.5">
                <text:p>101.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